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6.75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7cm"/>
    </style:style>
    <style:style style:name="gr4" style:family="graphic" style:parent-style-name="standard">
      <style:graphic-properties draw:stroke="none" svg:stroke-color="#000000" draw:fill="none" draw:fill-color="#ffffff" fo:min-height="8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7.25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line-height="100%"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5.5cm" svg:height="12.355cm" svg:x="23.5cm" svg:y="30.5cm">
          <draw:text-box>
            <text:p text:style-name="P1"><text:span text:style-name="T1">User</text:span></text:p>
            <text:p text:style-name="P1"><text:span text:style-name="T1"/></text:p>
            <text:p text:style-name="P1"><text:span text:style-name="T2">U_id</text:span></text:p>
            <text:p text:style-name="P1"><text:span text:style-name="T2">first_name(50)</text:span></text:p>
            <text:p text:style-name="P1"><text:span text:style-name="T2">last_name(50)</text:span></text:p>
            <text:p text:style-name="P1"><text:span text:style-name="T2">Nick(50)</text:span></text:p>
            <text:p text:style-name="P1"><text:span text:style-name="T2">login(50)</text:span></text:p>
            <text:p text:style-name="P1"><text:span text:style-name="T2">Description</text:span></text:p>
            <text:p text:style-name="P1"><text:span text:style-name="T2">Nation(50)</text:span></text:p>
            <text:p text:style-name="P1"><text:span text:style-name="T2">Email(100)</text:span></text:p>
            <text:p text:style-name="P1"><text:span text:style-name="T2">password_hash</text:span></text:p>
            <text:p text:style-name="P1"><text:span text:style-name="T2">Unlocked</text:span></text:p>
            <text:p text:style-name="P1"><text:span text:style-name="T2">Up_id</text:span></text:p>
            <text:p text:style-name="P1"><text:span text:style-name="T2">Date</text:span></text:p>
            <text:p text:style-name="P1"><text:span text:style-name="T2"/></text:p>
            <text:p text:style-name="P1"><text:span text:style-name="T1"/></text:p>
            <text:p text:style-name="P1"><text:span text:style-name="T3"/></text:p>
          </draw:text-box>
        </draw:frame>
        <draw:line draw:style-name="gr2" draw:text-style-name="P3" draw:layer="layout" svg:x1="23.5cm" svg:y1="30cm" svg:x2="23.5cm" svg:y2="41cm">
          <text:p/>
        </draw:line>
        <draw:line draw:style-name="gr2" draw:text-style-name="P3" draw:layer="layout" svg:x1="23.5cm" svg:y1="30cm" svg:x2="29cm" svg:y2="30cm">
          <text:p/>
        </draw:line>
        <draw:line draw:style-name="gr2" draw:text-style-name="P3" draw:layer="layout" svg:x1="29cm" svg:y1="30cm" svg:x2="29cm" svg:y2="41cm">
          <text:p/>
        </draw:line>
        <draw:line draw:style-name="gr2" draw:text-style-name="P3" draw:layer="layout" svg:x1="23.5cm" svg:y1="41cm" svg:x2="29cm" svg:y2="41cm">
          <text:p/>
        </draw:line>
        <draw:frame draw:style-name="gr3" draw:text-style-name="P4" draw:layer="layout" svg:width="5.5cm" svg:height="7.371cm" svg:x="48cm" svg:y="30.25cm">
          <draw:text-box>
            <text:p text:style-name="P3"><text:span text:style-name="T1">Team</text:span></text:p>
            <text:p text:style-name="P3"><text:span text:style-name="T1"/></text:p>
            <text:p text:style-name="P3"><text:span text:style-name="T4">T_id</text:span></text:p>
            <text:p text:style-name="P3"><text:span text:style-name="T4">Name(50)</text:span></text:p>
            <text:p text:style-name="P3"><text:span text:style-name="T4">Shorthandle(20)</text:span></text:p>
            <text:p text:style-name="P3"><text:span text:style-name="T4">Description</text:span></text:p>
            <text:p text:style-name="P3"><text:span text:style-name="T4">Date</text:span></text:p>
            <text:p text:style-name="P3"><text:span text:style-name="T4">join_password(50</text:span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48cm" svg:y1="30cm" svg:x2="48cm" svg:y2="37.5cm">
          <text:p/>
        </draw:line>
        <draw:line draw:style-name="gr2" draw:text-style-name="P3" draw:layer="layout" svg:x1="48cm" svg:y1="37.5cm" svg:x2="53.5cm" svg:y2="37.5cm">
          <text:p/>
        </draw:line>
        <draw:line draw:style-name="gr2" draw:text-style-name="P3" draw:layer="layout" svg:x1="53.5cm" svg:y1="37.5cm" svg:x2="53.5cm" svg:y2="30cm">
          <text:p/>
        </draw:line>
        <draw:line draw:style-name="gr2" draw:text-style-name="P3" draw:layer="layout" svg:x1="48cm" svg:y1="30cm" svg:x2="53.5cm" svg:y2="30cm">
          <text:p/>
        </draw:line>
        <draw:frame draw:style-name="gr4" draw:text-style-name="P4" draw:layer="layout" svg:width="7cm" svg:height="8.25cm" svg:x="34.5cm" svg:y="30cm">
          <draw:text-box>
            <text:p text:style-name="P3"><text:span text:style-name="T1">User_in_team</text:span></text:p>
            <text:p text:style-name="P3"><text:span text:style-name="T1"/></text:p>
            <text:p text:style-name="P3"><text:span text:style-name="T3">Uit_id</text:span></text:p>
            <text:p text:style-name="P3"><text:span text:style-name="T3">U_id</text:span></text:p>
            <text:p text:style-name="P3"><text:span text:style-name="T3">T_id</text:span></text:p>
            <text:p text:style-name="P3"><text:span text:style-name="T3">Admin_permission</text:span></text:p>
            <text:p text:style-name="P3"><text:span text:style-name="T3">Write_permission</text:span></text:p>
            <text:p text:style-name="P3"><text:span text:style-name="T3">tst_id</text:span></text:p>
            <text:p text:style-name="P3"><text:span text:style-name="T1"/></text:p>
            <text:p text:style-name="P3"><text:span text:style-name="T1"/></text:p>
          </draw:text-box>
        </draw:frame>
        <draw:line draw:style-name="gr2" draw:text-style-name="P3" draw:layer="layout" svg:x1="34.5cm" svg:y1="30cm" svg:x2="34.5cm" svg:y2="37.5cm">
          <text:p/>
        </draw:line>
        <draw:line draw:style-name="gr2" draw:text-style-name="P3" draw:layer="layout" svg:x1="34.5cm" svg:y1="37.5cm" svg:x2="41.5cm" svg:y2="37.5cm">
          <text:p/>
        </draw:line>
        <draw:line draw:style-name="gr2" draw:text-style-name="P3" draw:layer="layout" svg:x1="41.5cm" svg:y1="37.5cm" svg:x2="41.5cm" svg:y2="30cm">
          <text:p/>
        </draw:line>
        <draw:line draw:style-name="gr2" draw:text-style-name="P3" draw:layer="layout" svg:x1="34.5cm" svg:y1="30cm" svg:x2="41.5cm" svg:y2="30cm">
          <text:p/>
        </draw:line>
        <draw:connector draw:style-name="gr5" draw:text-style-name="P3" draw:layer="layout" svg:x1="29.276cm" svg:y1="32.44cm" svg:x2="33.939cm" svg:y2="33.165cm" svg:d="m29276 32440h2332v725h2331">
          <text:p/>
        </draw:connector>
        <draw:connector draw:style-name="gr5" draw:text-style-name="P3" draw:layer="layout" svg:x1="47.5cm" svg:y1="32.5cm" svg:x2="41.968cm" svg:y2="33.529cm" svg:d="m47500 32500h-2766v1029h-2766">
          <text:p/>
        </draw:connector>
        <draw:frame draw:style-name="gr4" draw:text-style-name="P4" draw:layer="layout" svg:width="5.5cm" svg:height="8.25cm" svg:x="48cm" svg:y="40.5cm">
          <draw:text-box>
            <text:p text:style-name="P3"><text:span text:style-name="T1">Guid</text:span></text:p>
            <text:p text:style-name="P3"><text:span text:style-name="T1"/></text:p>
            <text:p text:style-name="P3"><text:span text:style-name="T3">Gu_id</text:span></text:p>
            <text:p text:style-name="P3"><text:span text:style-name="T3">Name(20)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1"/></text:p>
            <text:p text:style-name="P3"><text:span text:style-name="T1"/></text:p>
          </draw:text-box>
        </draw:frame>
        <draw:line draw:style-name="gr2" draw:text-style-name="P3" draw:layer="layout" svg:x1="48cm" svg:y1="40cm" svg:x2="48cm" svg:y2="47.5cm">
          <text:p/>
        </draw:line>
        <draw:line draw:style-name="gr2" draw:text-style-name="P3" draw:layer="layout" svg:x1="48cm" svg:y1="47.5cm" svg:x2="53.5cm" svg:y2="47.5cm">
          <text:p/>
        </draw:line>
        <draw:line draw:style-name="gr2" draw:text-style-name="P3" draw:layer="layout" svg:x1="53.5cm" svg:y1="47.5cm" svg:x2="53.5cm" svg:y2="40cm">
          <text:p/>
        </draw:line>
        <draw:line draw:style-name="gr2" draw:text-style-name="P3" draw:layer="layout" svg:x1="48cm" svg:y1="40cm" svg:x2="53.5cm" svg:y2="40cm">
          <text:p/>
        </draw:line>
        <draw:frame draw:style-name="gr4" draw:text-style-name="P4" draw:layer="layout" svg:width="5.5cm" svg:height="9.507cm" svg:x="35.5cm" svg:y="40.25cm">
          <draw:text-box>
            <text:p text:style-name="P3"><text:span text:style-name="T1">Guid_per_user</text:span></text:p>
            <text:p text:style-name="P3"><text:span text:style-name="T1"/></text:p>
            <text:p text:style-name="P3"><text:span text:style-name="T3">Gpu_id</text:span></text:p>
            <text:p text:style-name="P3"><text:span text:style-name="T3">Gu_id</text:span></text:p>
            <text:p text:style-name="P3"><text:span text:style-name="T3">U_id</text:span></text:p>
            <text:p text:style-name="P3"><text:span text:style-name="T3">Guid</text:span></text:p>
            <text:p text:style-name="P3"><text:span text:style-name="T3">Date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1"/></text:p>
            <text:p text:style-name="P3"><text:span text:style-name="T1"/></text:p>
          </draw:text-box>
        </draw:frame>
        <draw:line draw:style-name="gr2" draw:text-style-name="P3" draw:layer="layout" svg:x1="35.5cm" svg:y1="39.75cm" svg:x2="35.5cm" svg:y2="47.25cm">
          <text:p/>
        </draw:line>
        <draw:line draw:style-name="gr2" draw:text-style-name="P3" draw:layer="layout" svg:x1="35.5cm" svg:y1="47.25cm" svg:x2="41cm" svg:y2="47.25cm">
          <text:p/>
        </draw:line>
        <draw:line draw:style-name="gr2" draw:text-style-name="P3" draw:layer="layout" svg:x1="41cm" svg:y1="47.25cm" svg:x2="41cm" svg:y2="39.75cm">
          <text:p/>
        </draw:line>
        <draw:line draw:style-name="gr2" draw:text-style-name="P3" draw:layer="layout" svg:x1="35.5cm" svg:y1="39.75cm" svg:x2="41cm" svg:y2="39.75cm">
          <text:p/>
        </draw:line>
        <draw:connector draw:style-name="gr5" draw:text-style-name="P3" draw:layer="layout" svg:x1="47.797cm" svg:y1="42.448cm" svg:x2="41.585cm" svg:y2="42.908cm" svg:d="m47797 42448h-3106v460h-3106">
          <text:p/>
        </draw:connector>
        <draw:frame draw:style-name="gr4" draw:text-style-name="P4" draw:layer="layout" svg:width="5.5cm" svg:height="8.25cm" svg:x="48cm" svg:y="20.75cm">
          <draw:text-box>
            <text:p text:style-name="P3"><text:span text:style-name="T1">User_pic</text:span></text:p>
            <text:p text:style-name="P3"><text:span text:style-name="T1"/></text:p>
            <text:p text:style-name="P3"><text:span text:style-name="T3">Up_id</text:span></text:p>
            <text:p text:style-name="P3"><text:span text:style-name="T3">Name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1"/></text:p>
            <text:p text:style-name="P3"><text:span text:style-name="T1"/></text:p>
          </draw:text-box>
        </draw:frame>
        <draw:line draw:style-name="gr2" draw:text-style-name="P3" draw:layer="layout" svg:x1="48cm" svg:y1="20.25cm" svg:x2="48cm" svg:y2="27.75cm">
          <text:p/>
        </draw:line>
        <draw:line draw:style-name="gr2" draw:text-style-name="P3" draw:layer="layout" svg:x1="48cm" svg:y1="27.75cm" svg:x2="53.5cm" svg:y2="27.75cm">
          <text:p/>
        </draw:line>
        <draw:line draw:style-name="gr2" draw:text-style-name="P3" draw:layer="layout" svg:x1="53.5cm" svg:y1="27.75cm" svg:x2="53.5cm" svg:y2="20.25cm">
          <text:p/>
        </draw:line>
        <draw:line draw:style-name="gr2" draw:text-style-name="P3" draw:layer="layout" svg:x1="48cm" svg:y1="20.25cm" svg:x2="53.5cm" svg:y2="20.25cm">
          <text:p/>
        </draw:line>
        <draw:line draw:style-name="gr2" draw:text-style-name="P3" draw:layer="layout" svg:x1="30.5cm" svg:y1="43.5cm" svg:x2="30.5cm" svg:y2="33cm">
          <text:p/>
        </draw:line>
        <draw:line draw:style-name="gr2" draw:text-style-name="P3" draw:layer="layout" svg:x1="30.5cm" svg:y1="33cm" svg:x2="29.5cm" svg:y2="32.5cm">
          <text:p/>
        </draw:line>
        <draw:line draw:style-name="gr5" draw:text-style-name="P3" draw:layer="layout" svg:x1="30.5cm" svg:y1="43.5cm" svg:x2="35cm" svg:y2="43.5cm">
          <text:p/>
        </draw:line>
        <draw:frame draw:style-name="gr3" draw:text-style-name="P4" draw:layer="layout" svg:width="5.5cm" svg:height="12.355cm" svg:x="58.5cm" svg:y="28.569cm">
          <draw:text-box>
            <text:p text:style-name="P3"><text:span text:style-name="T5">Match</text:span></text:p>
            <text:p text:style-name="P3"><text:span text:style-name="T1"/></text:p>
            <text:p text:style-name="P3"><text:span text:style-name="T3">M_id</text:span></text:p>
            <text:p text:style-name="P3"><text:span text:style-name="T3">G_id</text:span></text:p>
            <text:p text:style-name="P3"><text:span text:style-name="T3">L_id</text:span></text:p>
            <text:p text:style-name="P3"><text:span text:style-name="T3">Se_id</text:span></text:p>
            <text:p text:style-name="P3"><text:span text:style-name="T3">D_id</text:span></text:p>
            <text:p text:style-name="P3"><text:span text:style-name="T3">T_id_1</text:span></text:p>
            <text:p text:style-name="P3"><text:span text:style-name="T3">T_id_2</text:span></text:p>
            <text:p text:style-name="P3"><text:span text:style-name="T3">Winner_t_id</text:span></text:p>
            <text:p text:style-name="P3"><text:span text:style-name="T3">Finished</text:span></text:p>
            <text:p text:style-name="P3"><text:span text:style-name="T3">Description_1</text:span></text:p>
            <text:p text:style-name="P3"><text:span text:style-name="T3">Description_2</text:span></text:p>
            <text:p text:style-name="P3"><text:span text:style-name="T3">Date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draw:line draw:style-name="gr2" draw:text-style-name="P3" draw:layer="layout" svg:x1="58.5cm" svg:y1="28cm" svg:x2="58.5cm" svg:y2="39cm">
          <text:p/>
        </draw:line>
        <draw:line draw:style-name="gr2" draw:text-style-name="P3" draw:layer="layout" svg:x1="58.5cm" svg:y1="39cm" svg:x2="64cm" svg:y2="39cm">
          <text:p/>
        </draw:line>
        <draw:line draw:style-name="gr2" draw:text-style-name="P3" draw:layer="layout" svg:x1="64cm" svg:y1="39cm" svg:x2="64cm" svg:y2="28cm">
          <text:p/>
        </draw:line>
        <draw:line draw:style-name="gr2" draw:text-style-name="P3" draw:layer="layout" svg:x1="58.5cm" svg:y1="28cm" svg:x2="64cm" svg:y2="28cm">
          <text:p/>
        </draw:line>
        <draw:frame draw:style-name="gr6" draw:text-style-name="P4" draw:layer="layout" svg:width="5.5cm" svg:height="7.5cm" svg:x="58.5cm" svg:y="40cm">
          <draw:text-box>
            <text:p text:style-name="P3"><text:span text:style-name="T1">League</text:span></text:p>
            <text:p text:style-name="P3"><text:span text:style-name="T1"/></text:p>
            <text:p text:style-name="P3"><text:span text:style-name="T4">L_id</text:span></text:p>
            <text:p text:style-name="P3"><text:span text:style-name="T4">Name(100)</text:span></text:p>
            <text:p text:style-name="P3"><text:span text:style-name="T4">max_teams_div</text:span></text:p>
            <text:p text:style-name="P3"><text:span text:style-name="T4">min_player_team</text:span></text:p>
            <text:p text:style-name="P3"><text:span text:style-name="T4">in_sign_up</text:span></text:p>
            <text:p text:style-name="P3"><text:span text:style-name="T4">Descirption</text:span></text:p>
            <text:p text:style-name="P3"><text:span text:style-name="T4">G_id</text:span></text:p>
            <text:p text:style-name="P3"><text:span text:style-name="T4"/></text:p>
          </draw:text-box>
        </draw:frame>
        <draw:line draw:style-name="gr2" draw:text-style-name="P3" draw:layer="layout" svg:x1="58.5cm" svg:y1="40cm" svg:x2="58.5cm" svg:y2="47.5cm">
          <text:p/>
        </draw:line>
        <draw:line draw:style-name="gr2" draw:text-style-name="P3" draw:layer="layout" svg:x1="58.5cm" svg:y1="47.5cm" svg:x2="64cm" svg:y2="47.5cm">
          <text:p/>
        </draw:line>
        <draw:line draw:style-name="gr2" draw:text-style-name="P3" draw:layer="layout" svg:x1="64cm" svg:y1="47.5cm" svg:x2="64cm" svg:y2="40cm">
          <text:p/>
        </draw:line>
        <draw:line draw:style-name="gr2" draw:text-style-name="P3" draw:layer="layout" svg:x1="58.5cm" svg:y1="40cm" svg:x2="64cm" svg:y2="40cm">
          <text:p/>
        </draw:line>
        <draw:frame draw:style-name="gr3" draw:text-style-name="P4" draw:layer="layout" svg:width="5.5cm" svg:height="7.25cm" svg:x="68.5cm" svg:y="30.25cm">
          <draw:text-box>
            <text:p text:style-name="P3"><text:span text:style-name="T1">Match_media</text:span></text:p>
            <text:p text:style-name="P3"><text:span text:style-name="T1"/></text:p>
            <text:p text:style-name="P3"><text:span text:style-name="T4">Mm_id</text:span></text:p>
            <text:p text:style-name="P3"><text:span text:style-name="T4">Name(50)</text:span></text:p>
            <text:p text:style-name="P3"><text:span text:style-name="T4">M_id</text:span></text:p>
            <text:p text:style-name="P3"><text:span text:style-name="T4">U_id</text:span></text:p>
            <text:p text:style-name="P3"><text:span text:style-name="T4">Date</text:span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68.5cm" svg:y1="30cm" svg:x2="68.5cm" svg:y2="37.5cm">
          <text:p/>
        </draw:line>
        <draw:line draw:style-name="gr2" draw:text-style-name="P3" draw:layer="layout" svg:x1="68.5cm" svg:y1="37.5cm" svg:x2="74cm" svg:y2="37.5cm">
          <text:p/>
        </draw:line>
        <draw:line draw:style-name="gr2" draw:text-style-name="P3" draw:layer="layout" svg:x1="74cm" svg:y1="37.5cm" svg:x2="74cm" svg:y2="30cm">
          <text:p/>
        </draw:line>
        <draw:line draw:style-name="gr2" draw:text-style-name="P3" draw:layer="layout" svg:x1="68.5cm" svg:y1="30cm" svg:x2="74cm" svg:y2="30cm">
          <text:p/>
        </draw:line>
        <draw:frame draw:style-name="gr3" draw:text-style-name="P4" draw:layer="layout" svg:width="5.5cm" svg:height="7.25cm" svg:x="68.5cm" svg:y="49.75cm">
          <draw:text-box>
            <text:p text:style-name="P3"><text:span text:style-name="T1">Team_in_division</text:span></text:p>
            <text:p text:style-name="P3"><text:span text:style-name="T1"/></text:p>
            <text:p text:style-name="P3"><text:span text:style-name="T4">Tid_id</text:span></text:p>
            <text:p text:style-name="P3"><text:span text:style-name="T4">T_id</text:span></text:p>
            <text:p text:style-name="P3"><text:span text:style-name="T4">D_id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68.5cm" svg:y1="49.5cm" svg:x2="68.5cm" svg:y2="57cm">
          <text:p/>
        </draw:line>
        <draw:line draw:style-name="gr2" draw:text-style-name="P3" draw:layer="layout" svg:x1="68.5cm" svg:y1="57cm" svg:x2="74cm" svg:y2="57cm">
          <text:p/>
        </draw:line>
        <draw:line draw:style-name="gr2" draw:text-style-name="P3" draw:layer="layout" svg:x1="74cm" svg:y1="57cm" svg:x2="74cm" svg:y2="49.5cm">
          <text:p/>
        </draw:line>
        <draw:line draw:style-name="gr2" draw:text-style-name="P3" draw:layer="layout" svg:x1="68.5cm" svg:y1="49.5cm" svg:x2="74cm" svg:y2="49.5cm">
          <text:p/>
        </draw:line>
        <draw:frame draw:style-name="gr3" draw:text-style-name="P4" draw:layer="layout" svg:width="5.5cm" svg:height="7.371cm" svg:x="48cm" svg:y="49.75cm">
          <draw:text-box>
            <text:p text:style-name="P3"><text:span text:style-name="T1">Game</text:span></text:p>
            <text:p text:style-name="P3"><text:span text:style-name="T1"/></text:p>
            <text:p text:style-name="P3"><text:span text:style-name="T4">G_id</text:span></text:p>
            <text:p text:style-name="P3"><text:span text:style-name="T4">Name(50)</text:span></text:p>
            <text:p text:style-name="P3"><text:span text:style-name="T4">Description</text:span></text:p>
            <text:p text:style-name="P3"><text:span text:style-name="T4">Gu_id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48cm" svg:y1="49.5cm" svg:x2="48cm" svg:y2="57cm">
          <text:p/>
        </draw:line>
        <draw:line draw:style-name="gr2" draw:text-style-name="P3" draw:layer="layout" svg:x1="48cm" svg:y1="57cm" svg:x2="53.5cm" svg:y2="57cm">
          <text:p/>
        </draw:line>
        <draw:line draw:style-name="gr2" draw:text-style-name="P3" draw:layer="layout" svg:x1="53.5cm" svg:y1="57cm" svg:x2="53.5cm" svg:y2="49.5cm">
          <text:p/>
        </draw:line>
        <draw:line draw:style-name="gr2" draw:text-style-name="P3" draw:layer="layout" svg:x1="48cm" svg:y1="49.5cm" svg:x2="53.5cm" svg:y2="49.5cm">
          <text:p/>
        </draw:line>
        <draw:frame draw:style-name="gr3" draw:text-style-name="P4" draw:layer="layout" svg:width="5.5cm" svg:height="8.083cm" svg:x="23cm" svg:y="44.417cm">
          <draw:text-box>
            <text:p text:style-name="P3"><text:span text:style-name="T1">News</text:span></text:p>
            <text:p text:style-name="P3"><text:span text:style-name="T1"/></text:p>
            <text:p text:style-name="P3"><text:span text:style-name="T4">N_id</text:span></text:p>
            <text:p text:style-name="P3"><text:span text:style-name="T4">Title</text:span></text:p>
            <text:p text:style-name="P3"><text:span text:style-name="T4">Text</text:span></text:p>
            <text:p text:style-name="P3"><text:span text:style-name="T4">Date</text:span></text:p>
            <text:p text:style-name="P3"><text:span text:style-name="T4">U_id</text:span></text:p>
            <text:p text:style-name="P3"><text:span text:style-name="T4">L_id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23cm" svg:y1="44.379cm" svg:x2="23cm" svg:y2="51.879cm">
          <text:p/>
        </draw:line>
        <draw:line draw:style-name="gr2" draw:text-style-name="P3" draw:layer="layout" svg:x1="23cm" svg:y1="51.879cm" svg:x2="28.5cm" svg:y2="51.879cm">
          <text:p/>
        </draw:line>
        <draw:line draw:style-name="gr2" draw:text-style-name="P3" draw:layer="layout" svg:x1="28.5cm" svg:y1="51.879cm" svg:x2="28.5cm" svg:y2="44.379cm">
          <text:p/>
        </draw:line>
        <draw:line draw:style-name="gr2" draw:text-style-name="P3" draw:layer="layout" svg:x1="23cm" svg:y1="44.379cm" svg:x2="28.5cm" svg:y2="44.379cm">
          <text:p/>
        </draw:line>
        <draw:frame draw:style-name="gr3" draw:text-style-name="P4" draw:layer="layout" svg:width="5.5cm" svg:height="8.083cm" svg:x="14cm" svg:y="44.629cm">
          <draw:text-box>
            <text:p text:style-name="P3"><text:span text:style-name="T1">Comment</text:span></text:p>
            <text:p text:style-name="P3"><text:span text:style-name="T1"/></text:p>
            <text:p text:style-name="P3"><text:span text:style-name="T4">C_id</text:span></text:p>
            <text:p text:style-name="P3"><text:span text:style-name="T4">N_id</text:span></text:p>
            <text:p text:style-name="P3"><text:span text:style-name="T4">U_id</text:span></text:p>
            <text:p text:style-name="P3"><text:span text:style-name="T4">Text</text:span></text:p>
            <text:p text:style-name="P3"><text:span text:style-name="T4">Date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14cm" svg:y1="44.379cm" svg:x2="14cm" svg:y2="51.879cm">
          <text:p/>
        </draw:line>
        <draw:line draw:style-name="gr2" draw:text-style-name="P3" draw:layer="layout" svg:x1="14cm" svg:y1="51.879cm" svg:x2="19.5cm" svg:y2="51.879cm">
          <text:p/>
        </draw:line>
        <draw:line draw:style-name="gr2" draw:text-style-name="P3" draw:layer="layout" svg:x1="19.5cm" svg:y1="51.879cm" svg:x2="19.5cm" svg:y2="44.379cm">
          <text:p/>
        </draw:line>
        <draw:line draw:style-name="gr2" draw:text-style-name="P3" draw:layer="layout" svg:x1="14cm" svg:y1="44.379cm" svg:x2="19.5cm" svg:y2="44.379cm">
          <text:p/>
        </draw:line>
        <draw:frame draw:style-name="gr3" draw:text-style-name="P4" draw:layer="layout" svg:width="5.5cm" svg:height="8.795cm" svg:x="14cm" svg:y="31.205cm">
          <draw:text-box>
            <text:p text:style-name="P3"><text:span text:style-name="T1">Friend_relations</text:span></text:p>
            <text:p text:style-name="P3"><text:span text:style-name="T1"/></text:p>
            <text:p text:style-name="P3"><text:span text:style-name="T4">Fr_id</text:span></text:p>
            <text:p text:style-name="P3"><text:span text:style-name="T4">U_id_creator</text:span></text:p>
            <text:p text:style-name="P3"><text:span text:style-name="T4">U_id_2</text:span></text:p>
            <text:p text:style-name="P3"><text:span text:style-name="T4">Created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14cm" svg:y1="30.879cm" svg:x2="14cm" svg:y2="38.379cm">
          <text:p/>
        </draw:line>
        <draw:line draw:style-name="gr2" draw:text-style-name="P3" draw:layer="layout" svg:x1="14cm" svg:y1="38.379cm" svg:x2="19.5cm" svg:y2="38.379cm">
          <text:p/>
        </draw:line>
        <draw:line draw:style-name="gr2" draw:text-style-name="P3" draw:layer="layout" svg:x1="19.5cm" svg:y1="38.379cm" svg:x2="19.5cm" svg:y2="30.879cm">
          <text:p/>
        </draw:line>
        <draw:line draw:style-name="gr2" draw:text-style-name="P3" draw:layer="layout" svg:x1="14cm" svg:y1="30.879cm" svg:x2="19.5cm" svg:y2="30.879cm">
          <text:p/>
        </draw:line>
        <draw:frame draw:style-name="gr3" draw:text-style-name="P4" draw:layer="layout" svg:width="5.5cm" svg:height="8.083cm" svg:x="14cm" svg:y="20.5cm">
          <draw:text-box>
            <text:p text:style-name="P3"><text:span text:style-name="T1">Guestbook_post</text:span></text:p>
            <text:p text:style-name="P3"><text:span text:style-name="T1"/></text:p>
            <text:p text:style-name="P3"><text:span text:style-name="T4">Gp_id</text:span></text:p>
            <text:p text:style-name="P3"><text:span text:style-name="T4">U_id_owner</text:span></text:p>
            <text:p text:style-name="P3"><text:span text:style-name="T4">U_id_poster</text:span></text:p>
            <text:p text:style-name="P3"><text:span text:style-name="T4">Text</text:span></text:p>
            <text:p text:style-name="P3"><text:span text:style-name="T4">Date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14cm" svg:y1="20.5cm" svg:x2="14cm" svg:y2="28cm">
          <text:p/>
        </draw:line>
        <draw:line draw:style-name="gr2" draw:text-style-name="P3" draw:layer="layout" svg:x1="14cm" svg:y1="28cm" svg:x2="19.5cm" svg:y2="28cm">
          <text:p/>
        </draw:line>
        <draw:line draw:style-name="gr2" draw:text-style-name="P3" draw:layer="layout" svg:x1="19.5cm" svg:y1="28cm" svg:x2="19.5cm" svg:y2="20.5cm">
          <text:p/>
        </draw:line>
        <draw:line draw:style-name="gr2" draw:text-style-name="P3" draw:layer="layout" svg:x1="14cm" svg:y1="20.5cm" svg:x2="19.5cm" svg:y2="20.5cm">
          <text:p/>
        </draw:line>
        <draw:frame draw:style-name="gr3" draw:text-style-name="P4" draw:layer="layout" svg:width="5.5cm" svg:height="7.25cm" svg:x="68.5cm" svg:y="40.25cm">
          <draw:text-box>
            <text:p text:style-name="P3"><text:span text:style-name="T1">Division</text:span></text:p>
            <text:p text:style-name="P3"><text:span text:style-name="T1"/></text:p>
            <text:p text:style-name="P3"><text:span text:style-name="T3">D_id</text:span></text:p>
            <text:p text:style-name="P3"><text:span text:style-name="T3">Se_id</text:span></text:p>
            <text:p text:style-name="P3"><text:span text:style-name="T4">number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68.5cm" svg:y1="40cm" svg:x2="68.5cm" svg:y2="47.5cm">
          <text:p/>
        </draw:line>
        <draw:line draw:style-name="gr2" draw:text-style-name="P3" draw:layer="layout" svg:x1="68.5cm" svg:y1="47.5cm" svg:x2="74cm" svg:y2="47.5cm">
          <text:p/>
        </draw:line>
        <draw:line draw:style-name="gr2" draw:text-style-name="P3" draw:layer="layout" svg:x1="74cm" svg:y1="47.5cm" svg:x2="74cm" svg:y2="40cm">
          <text:p/>
        </draw:line>
        <draw:line draw:style-name="gr2" draw:text-style-name="P3" draw:layer="layout" svg:x1="68.5cm" svg:y1="40cm" svg:x2="74cm" svg:y2="40cm">
          <text:p/>
        </draw:line>
        <draw:frame draw:style-name="gr3" draw:text-style-name="P4" draw:layer="layout" svg:width="5.5cm" svg:height="7.25cm" svg:x="68.5cm" svg:y="20.75cm">
          <draw:text-box>
            <text:p text:style-name="P3"><text:span text:style-name="T1">Match_Requests</text:span></text:p>
            <text:p text:style-name="P3"><text:span text:style-name="T1"/></text:p>
            <text:p text:style-name="P3"><text:span text:style-name="T4">Mr_id</text:span></text:p>
            <text:p text:style-name="P3"><text:span text:style-name="T4">M_id</text:span></text:p>
            <text:p text:style-name="P3"><text:span text:style-name="T4">Text</text:span></text:p>
            <text:p text:style-name="P3"><text:span text:style-name="T4">Date</text:span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68.5cm" svg:y1="20.5cm" svg:x2="68.5cm" svg:y2="28cm">
          <text:p/>
        </draw:line>
        <draw:line draw:style-name="gr2" draw:text-style-name="P3" draw:layer="layout" svg:x1="68.5cm" svg:y1="28cm" svg:x2="74cm" svg:y2="28cm">
          <text:p/>
        </draw:line>
        <draw:line draw:style-name="gr2" draw:text-style-name="P3" draw:layer="layout" svg:x1="74cm" svg:y1="28cm" svg:x2="74cm" svg:y2="20.5cm">
          <text:p/>
        </draw:line>
        <draw:line draw:style-name="gr2" draw:text-style-name="P3" draw:layer="layout" svg:x1="68.5cm" svg:y1="20.5cm" svg:x2="74cm" svg:y2="20.5cm">
          <text:p/>
        </draw:line>
        <draw:frame draw:style-name="gr3" draw:text-style-name="P4" draw:layer="layout" svg:width="5.5cm" svg:height="7.25cm" svg:x="23.5cm" svg:y="20.75cm">
          <draw:text-box>
            <text:p text:style-name="P3"><text:span text:style-name="T1">Pm</text:span></text:p>
            <text:p text:style-name="P3"><text:span text:style-name="T1"/></text:p>
            <text:p text:style-name="P3"><text:span text:style-name="T4">Pm_id</text:span></text:p>
            <text:p text:style-name="P3"><text:span text:style-name="T4">U_id_send</text:span></text:p>
            <text:p text:style-name="P3"><text:span text:style-name="T4">U_id_receive</text:span></text:p>
            <text:p text:style-name="P3"><text:span text:style-name="T4">Text</text:span></text:p>
            <text:p text:style-name="P3"><text:span text:style-name="T4">Date</text:span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23.5cm" svg:y1="20.5cm" svg:x2="23.5cm" svg:y2="28cm">
          <text:p/>
        </draw:line>
        <draw:line draw:style-name="gr2" draw:text-style-name="P3" draw:layer="layout" svg:x1="23.5cm" svg:y1="28cm" svg:x2="29cm" svg:y2="28cm">
          <text:p/>
        </draw:line>
        <draw:line draw:style-name="gr2" draw:text-style-name="P3" draw:layer="layout" svg:x1="29cm" svg:y1="28cm" svg:x2="29cm" svg:y2="20.5cm">
          <text:p/>
        </draw:line>
        <draw:line draw:style-name="gr2" draw:text-style-name="P3" draw:layer="layout" svg:x1="23.5cm" svg:y1="20.5cm" svg:x2="29cm" svg:y2="20.5cm">
          <text:p/>
        </draw:line>
        <draw:frame draw:style-name="gr3" draw:text-style-name="P4" draw:layer="layout" svg:width="5.5cm" svg:height="7.25cm" svg:x="5cm" svg:y="31.25cm">
          <draw:text-box>
            <text:p text:style-name="P3"><text:span text:style-name="T1">Support</text:span></text:p>
            <text:p text:style-name="P3"><text:span text:style-name="T1"/></text:p>
            <text:p text:style-name="P3"><text:span text:style-name="T4">S_id</text:span></text:p>
            <text:p text:style-name="P3"><text:span text:style-name="T4">U_id</text:span></text:p>
            <text:p text:style-name="P3"><text:span text:style-name="T4">Date</text:span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5cm" svg:y1="31cm" svg:x2="5cm" svg:y2="38.5cm">
          <text:p/>
        </draw:line>
        <draw:line draw:style-name="gr2" draw:text-style-name="P3" draw:layer="layout" svg:x1="5cm" svg:y1="38.5cm" svg:x2="10.5cm" svg:y2="38.5cm">
          <text:p/>
        </draw:line>
        <draw:line draw:style-name="gr2" draw:text-style-name="P3" draw:layer="layout" svg:x1="10.5cm" svg:y1="38.5cm" svg:x2="10.5cm" svg:y2="31cm">
          <text:p/>
        </draw:line>
        <draw:line draw:style-name="gr2" draw:text-style-name="P3" draw:layer="layout" svg:x1="5cm" svg:y1="31cm" svg:x2="10.5cm" svg:y2="31cm">
          <text:p/>
        </draw:line>
        <draw:frame draw:style-name="gr3" draw:text-style-name="P4" draw:layer="layout" svg:width="5.5cm" svg:height="7.371cm" svg:x="5cm" svg:y="20.75cm">
          <draw:text-box>
            <text:p text:style-name="P3"><text:span text:style-name="T1">Support_message</text:span></text:p>
            <text:p text:style-name="P3"><text:span text:style-name="T1"/></text:p>
            <text:p text:style-name="P3"><text:span text:style-name="T4">Sm_id</text:span></text:p>
            <text:p text:style-name="P3"><text:span text:style-name="T4">S_id</text:span></text:p>
            <text:p text:style-name="P3"><text:span text:style-name="T4">U_id_admin</text:span></text:p>
            <text:p text:style-name="P3"><text:span text:style-name="T4">Text</text:span></text:p>
            <text:p text:style-name="P3"><text:span text:style-name="T4">Date</text:span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5cm" svg:y1="20.5cm" svg:x2="5cm" svg:y2="28cm">
          <text:p/>
        </draw:line>
        <draw:line draw:style-name="gr2" draw:text-style-name="P3" draw:layer="layout" svg:x1="5cm" svg:y1="28cm" svg:x2="10.5cm" svg:y2="28cm">
          <text:p/>
        </draw:line>
        <draw:line draw:style-name="gr2" draw:text-style-name="P3" draw:layer="layout" svg:x1="10.5cm" svg:y1="28cm" svg:x2="10.5cm" svg:y2="20.5cm">
          <text:p/>
        </draw:line>
        <draw:line draw:style-name="gr2" draw:text-style-name="P3" draw:layer="layout" svg:x1="5cm" svg:y1="20.5cm" svg:x2="10.5cm" svg:y2="20.5cm">
          <text:p/>
        </draw:line>
        <draw:connector draw:style-name="gr5" draw:text-style-name="P3" draw:layer="layout" svg:x1="19.786cm" svg:y1="33.706cm" svg:x2="22.892cm" svg:y2="32.44cm" svg:d="m19786 33706h1553v-1266h1553">
          <text:p/>
        </draw:connector>
        <draw:line draw:style-name="gr2" draw:text-style-name="P3" draw:layer="layout" svg:x1="11cm" svg:y1="33cm" svg:x2="11.5cm" svg:y2="33cm">
          <text:p/>
        </draw:line>
        <draw:line draw:style-name="gr2" draw:text-style-name="P3" draw:layer="layout" svg:x1="11.5cm" svg:y1="33cm" svg:x2="11.5cm" svg:y2="24cm">
          <text:p/>
        </draw:line>
        <draw:line draw:style-name="gr5" draw:text-style-name="P3" draw:layer="layout" svg:x1="11.5cm" svg:y1="24cm" svg:x2="10.5cm" svg:y2="24cm">
          <text:p/>
        </draw:line>
        <draw:line draw:style-name="gr2" draw:text-style-name="P3" draw:layer="layout" svg:x1="20cm" svg:y1="23.5cm" svg:x2="21cm" svg:y2="23.5cm">
          <text:p/>
        </draw:line>
        <draw:line draw:style-name="gr2" draw:text-style-name="P3" draw:layer="layout" svg:x1="21cm" svg:y1="23.5cm" svg:x2="21cm" svg:y2="32cm">
          <text:p/>
        </draw:line>
        <draw:line draw:style-name="gr5" draw:text-style-name="P3" draw:layer="layout" svg:x1="21cm" svg:y1="32cm" svg:x2="23cm" svg:y2="32cm">
          <text:p/>
        </draw:line>
        <draw:line draw:style-name="gr2" draw:text-style-name="P3" draw:id="id2" draw:layer="layout" svg:x1="20cm" svg:y1="24cm" svg:x2="21cm" svg:y2="24cm">
          <text:p/>
        </draw:line>
        <draw:connector draw:style-name="gr5" draw:text-style-name="P3" draw:layer="layout" svg:x1="19.786cm" svg:y1="47.28cm" svg:x2="22.662cm" svg:y2="46.475cm" svg:d="m19786 47280h1438v-805h1438">
          <text:p/>
        </draw:connector>
        <draw:line draw:style-name="gr2" draw:text-style-name="P3" draw:layer="layout" svg:x1="20cm" svg:y1="48cm" svg:x2="21cm" svg:y2="48cm">
          <text:p/>
        </draw:line>
        <draw:line draw:style-name="gr2" draw:text-style-name="P3" draw:id="id1" draw:layer="layout" svg:x1="21cm" svg:y1="48cm" svg:x2="21cm" svg:y2="32.5cm">
          <text:p/>
        </draw:line>
        <draw:line draw:style-name="gr2" draw:text-style-name="P3" draw:layer="layout" svg:x1="21cm" svg:y1="32.5cm" svg:x2="21.5cm" svg:y2="32.5cm">
          <text:p/>
        </draw:line>
        <draw:connector draw:style-name="gr2" draw:text-style-name="P3" draw:layer="layout" svg:x1="22.432cm" svg:y1="49.35cm" svg:x2="21cm" svg:y2="48cm" draw:end-shape="id1" draw:end-glue-point="2" svg:d="m22432 49350h-466v-1350h-966">
          <text:p/>
        </draw:connector>
        <draw:line draw:style-name="gr2" draw:text-style-name="P3" draw:layer="layout" svg:x1="11cm" svg:y1="34cm" svg:x2="12.5cm" svg:y2="34cm">
          <text:p/>
        </draw:line>
        <draw:line draw:style-name="gr2" draw:text-style-name="P3" draw:layer="layout" svg:x1="12.5cm" svg:y1="34cm" svg:x2="12.5cm" svg:y2="30cm">
          <text:p/>
        </draw:line>
        <draw:line draw:style-name="gr2" draw:text-style-name="P3" draw:layer="layout" svg:x1="12.5cm" svg:y1="30cm" svg:x2="21cm" svg:y2="30cm">
          <text:p/>
        </draw:line>
        <draw:connector draw:style-name="gr2" draw:text-style-name="P3" draw:layer="layout" svg:x1="23.122cm" svg:y1="23.352cm" svg:x2="21cm" svg:y2="24cm" draw:end-shape="id2" draw:end-glue-point="1" svg:d="m23122 23352h-811v648h-1311">
          <text:p/>
        </draw:connector>
        <draw:line draw:style-name="gr2" draw:text-style-name="P3" draw:layer="layout" svg:x1="22cm" svg:y1="24cm" svg:x2="23cm" svg:y2="24cm">
          <text:p/>
        </draw:line>
        <draw:line draw:style-name="gr2" draw:text-style-name="P3" draw:layer="layout" svg:x1="29cm" svg:y1="50.5cm" svg:x2="46cm" svg:y2="50.5cm">
          <text:p/>
        </draw:line>
        <draw:line draw:style-name="gr2" draw:text-style-name="P3" draw:layer="layout" svg:x1="46cm" svg:y1="50.5cm" svg:x2="46cm" svg:y2="49cm">
          <text:p/>
        </draw:line>
        <draw:line draw:style-name="gr2" draw:text-style-name="P3" draw:layer="layout" svg:x1="57.5cm" svg:y1="49cm" svg:x2="57.5cm" svg:y2="42cm">
          <text:p/>
        </draw:line>
        <draw:line draw:style-name="gr2" draw:text-style-name="P3" draw:layer="layout" svg:x1="46cm" svg:y1="49cm" svg:x2="57.5cm" svg:y2="49cm">
          <text:p/>
        </draw:line>
        <draw:line draw:style-name="gr5" draw:text-style-name="P3" draw:layer="layout" svg:x1="57.5cm" svg:y1="42cm" svg:x2="58.5cm" svg:y2="42cm">
          <text:p/>
        </draw:line>
        <draw:line draw:style-name="gr2" draw:text-style-name="P3" draw:layer="layout" svg:x1="55cm" svg:y1="54cm" svg:x2="55cm" svg:y2="42.5cm">
          <text:p/>
        </draw:line>
        <draw:line draw:style-name="gr5" draw:text-style-name="P3" draw:layer="layout" svg:x1="55cm" svg:y1="42.5cm" svg:x2="54cm" svg:y2="42.5cm">
          <text:p/>
        </draw:line>
        <draw:line draw:style-name="gr2" draw:text-style-name="P3" draw:layer="layout" svg:x1="55cm" svg:y1="54cm" svg:x2="54cm" svg:y2="54cm">
          <text:p/>
        </draw:line>
        <draw:line draw:style-name="gr2" draw:text-style-name="P3" draw:layer="layout" svg:x1="58cm" svg:y1="44cm" svg:x2="56cm" svg:y2="44cm">
          <text:p/>
        </draw:line>
        <draw:line draw:style-name="gr2" draw:text-style-name="P3" draw:layer="layout" svg:x1="56cm" svg:y1="44cm" svg:x2="56cm" svg:y2="51.5cm">
          <text:p/>
        </draw:line>
        <draw:line draw:style-name="gr5" draw:text-style-name="P3" draw:layer="layout" svg:x1="56cm" svg:y1="51.5cm" svg:x2="54cm" svg:y2="51.5cm">
          <text:p/>
        </draw:line>
        <draw:line draw:style-name="gr2" draw:text-style-name="P3" draw:layer="layout" svg:x1="68cm" svg:y1="23cm" svg:x2="66cm" svg:y2="23cm">
          <text:p/>
        </draw:line>
        <draw:line draw:style-name="gr2" draw:text-style-name="P3" draw:layer="layout" svg:x1="66cm" svg:y1="23cm" svg:x2="66cm" svg:y2="30.5cm">
          <text:p/>
        </draw:line>
        <draw:line draw:style-name="gr5" draw:text-style-name="P3" draw:id="id4" draw:layer="layout" svg:x1="66cm" svg:y1="30.5cm" svg:x2="64.5cm" svg:y2="30.5cm">
          <text:p/>
        </draw:line>
        <draw:connector draw:style-name="gr5" draw:text-style-name="P3" draw:id="id3" draw:layer="layout" svg:x1="57.806cm" svg:y1="32.728cm" svg:x2="54.124cm" svg:y2="32.038cm" svg:d="m57806 32728h-1841v-690h-1841">
          <text:p/>
        </draw:connector>
        <draw:connector draw:style-name="gr5" draw:text-style-name="P3" draw:layer="layout" svg:x1="58.036cm" svg:y1="33.418cm" svg:x2="55.965cm" svg:y2="32.383cm" draw:end-shape="id3" draw:end-glue-point="0" svg:d="m58036 33418v35h-2071v-1070">
          <text:p/>
        </draw:connector>
        <draw:line draw:style-name="gr2" draw:text-style-name="P3" draw:layer="layout" svg:x1="64.5cm" svg:y1="32cm" svg:x2="66cm" svg:y2="32cm">
          <text:p/>
        </draw:line>
        <draw:line draw:style-name="gr2" draw:text-style-name="P3" draw:layer="layout" svg:x1="66cm" svg:y1="32cm" svg:x2="66cm" svg:y2="42cm">
          <text:p/>
        </draw:line>
        <draw:line draw:style-name="gr5" draw:text-style-name="P3" draw:layer="layout" svg:x1="66cm" svg:y1="42cm" svg:x2="68cm" svg:y2="42cm">
          <text:p/>
        </draw:line>
        <draw:connector draw:style-name="gr5" draw:text-style-name="P3" draw:layer="layout" svg:x1="67.929cm" svg:y1="42.736cm" svg:x2="64.708cm" svg:y2="41.816cm" svg:d="m67929 42736h-1610v-920h-1611">
          <text:p/>
        </draw:connector>
        <draw:connector draw:style-name="gr2" draw:text-style-name="P3" draw:layer="layout" draw:line-skew="-1.85cm" svg:x1="68.044cm" svg:y1="33.475cm" svg:x2="66cm" svg:y2="30.5cm" draw:end-shape="id4" draw:end-glue-point="1" svg:d="m68044 33475v-2975h-2044v0">
          <text:p/>
        </draw:connector>
        <draw:circle draw:style-name="gr2" draw:text-style-name="P3" draw:layer="layout" svg:width="0.5cm" svg:height="0.5cm" svg:x="27.5cm" svg:y="45cm">
          <text:p/>
        </draw:circle>
        <draw:circle draw:style-name="gr2" draw:text-style-name="P3" draw:layer="layout" svg:width="0.5cm" svg:height="0.5cm" svg:x="28cm" svg:y="30.5cm">
          <text:p/>
        </draw:circle>
        <draw:circle draw:style-name="gr2" draw:text-style-name="P3" draw:layer="layout" svg:width="0.5cm" svg:height="0.5cm" svg:x="52.5cm" svg:y="30.5cm">
          <text:p/>
        </draw:circle>
        <draw:frame draw:style-name="gr3" draw:text-style-name="P4" draw:layer="layout" svg:width="5.5cm" svg:height="7.25cm" svg:x="35.5cm" svg:y="20.75cm">
          <draw:text-box>
            <text:p text:style-name="P3"><text:span text:style-name="T1">Admin</text:span></text:p>
            <text:p text:style-name="P3"><text:span text:style-name="T1"/></text:p>
            <text:p text:style-name="P3"><text:span text:style-name="T4">a_id</text:span></text:p>
            <text:p text:style-name="P3"><text:span text:style-name="T4">u_id</text:span></text:p>
            <text:p text:style-name="P3"><text:span text:style-name="T4">Date</text:span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35.5cm" svg:y1="20.5cm" svg:x2="35.5cm" svg:y2="28cm">
          <text:p/>
        </draw:line>
        <draw:line draw:style-name="gr2" draw:text-style-name="P3" draw:layer="layout" svg:x1="35.5cm" svg:y1="28cm" svg:x2="41cm" svg:y2="28cm">
          <text:p/>
        </draw:line>
        <draw:line draw:style-name="gr2" draw:text-style-name="P3" draw:layer="layout" svg:x1="41cm" svg:y1="28cm" svg:x2="41cm" svg:y2="20.5cm">
          <text:p/>
        </draw:line>
        <draw:line draw:style-name="gr2" draw:text-style-name="P3" draw:layer="layout" svg:x1="35.5cm" svg:y1="20.5cm" svg:x2="41cm" svg:y2="20.5cm">
          <text:p/>
        </draw:line>
        <draw:frame draw:style-name="gr3" draw:text-style-name="P4" draw:layer="layout" svg:width="5.5cm" svg:height="7.25cm" svg:x="35.5cm" svg:y="11.75cm">
          <draw:text-box>
            <text:p text:style-name="P3"><text:span text:style-name="T1">Head_admin</text:span></text:p>
            <text:p text:style-name="P3"><text:span text:style-name="T1"/></text:p>
            <text:p text:style-name="P3"><text:span text:style-name="T4">ha_id</text:span></text:p>
            <text:p text:style-name="P3"><text:span text:style-name="T4">u_id</text:span></text:p>
            <text:p text:style-name="P3"><text:span text:style-name="T4">Date</text:span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35.5cm" svg:y1="11.5cm" svg:x2="35.5cm" svg:y2="19cm">
          <text:p/>
        </draw:line>
        <draw:line draw:style-name="gr2" draw:text-style-name="P3" draw:layer="layout" svg:x1="35.5cm" svg:y1="19cm" svg:x2="41cm" svg:y2="19cm">
          <text:p/>
        </draw:line>
        <draw:line draw:style-name="gr2" draw:text-style-name="P3" draw:layer="layout" svg:x1="41cm" svg:y1="19cm" svg:x2="41cm" svg:y2="11.5cm">
          <text:p/>
        </draw:line>
        <draw:line draw:style-name="gr2" draw:text-style-name="P3" draw:layer="layout" svg:x1="35.5cm" svg:y1="11.5cm" svg:x2="41cm" svg:y2="11.5cm">
          <text:p/>
        </draw:line>
        <draw:frame draw:style-name="gr3" draw:text-style-name="P4" draw:layer="layout" svg:width="6cm" svg:height="7.25cm" svg:x="23.591cm" svg:y="11.773cm">
          <draw:text-box>
            <text:p text:style-name="P3"><text:span text:style-name="T1">Team_status_type</text:span></text:p>
            <text:p text:style-name="P3"><text:span text:style-name="T1"/></text:p>
            <text:p text:style-name="P3"><text:span text:style-name="T4">st_id</text:span></text:p>
            <text:p text:style-name="P3"><text:span text:style-name="T4">status_name(20)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23.5cm" svg:y1="11.5cm" svg:x2="23.5cm" svg:y2="19cm">
          <text:p/>
        </draw:line>
        <draw:line draw:style-name="gr2" draw:text-style-name="P3" draw:layer="layout" svg:x1="23.5cm" svg:y1="19cm" svg:x2="29.5cm" svg:y2="19cm">
          <text:p/>
        </draw:line>
        <draw:line draw:style-name="gr2" draw:text-style-name="P3" draw:layer="layout" svg:x1="29.5cm" svg:y1="19cm" svg:x2="29.5cm" svg:y2="11.5cm">
          <text:p/>
        </draw:line>
        <draw:line draw:style-name="gr2" draw:text-style-name="P3" draw:layer="layout" svg:x1="23.5cm" svg:y1="11.5cm" svg:x2="29.5cm" svg:y2="11.5cm">
          <text:p/>
        </draw:line>
        <draw:frame draw:style-name="gr3" draw:text-style-name="P4" draw:layer="layout" svg:width="5.5cm" svg:height="7.371cm" svg:x="58.5cm" svg:y="19.25cm">
          <draw:text-box>
            <text:p text:style-name="P3"><text:span text:style-name="T1">map_result</text:span></text:p>
            <text:p text:style-name="P3"><text:span text:style-name="T1"/></text:p>
            <text:p text:style-name="P3"><text:span text:style-name="T4">Mr_id</text:span></text:p>
            <text:p text:style-name="P3"><text:span text:style-name="T4">M_id</text:span></text:p>
            <text:p text:style-name="P3"><text:span text:style-name="T4">map_id</text:span></text:p>
            <text:p text:style-name="P3"><text:span text:style-name="T4">Result_1</text:span></text:p>
            <text:p text:style-name="P3"><text:span text:style-name="T4">Result_2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58.5cm" svg:y1="19cm" svg:x2="58.5cm" svg:y2="26.5cm">
          <text:p/>
        </draw:line>
        <draw:line draw:style-name="gr2" draw:text-style-name="P3" draw:layer="layout" svg:x1="58.5cm" svg:y1="26.5cm" svg:x2="64cm" svg:y2="26.5cm">
          <text:p/>
        </draw:line>
        <draw:line draw:style-name="gr2" draw:text-style-name="P3" draw:layer="layout" svg:x1="64cm" svg:y1="26.5cm" svg:x2="64cm" svg:y2="19cm">
          <text:p/>
        </draw:line>
        <draw:line draw:style-name="gr2" draw:text-style-name="P3" draw:layer="layout" svg:x1="58.5cm" svg:y1="19cm" svg:x2="64cm" svg:y2="19cm">
          <text:p/>
        </draw:line>
        <draw:frame draw:style-name="gr3" draw:text-style-name="P4" draw:layer="layout" svg:width="5.5cm" svg:height="7.25cm" svg:x="33cm" svg:y="51.75cm">
          <draw:text-box>
            <text:p text:style-name="P3"><text:span text:style-name="T1">Map</text:span></text:p>
            <text:p text:style-name="P3"><text:span text:style-name="T1"/></text:p>
            <text:p text:style-name="P3"><text:span text:style-name="T3">map_id</text:span></text:p>
            <text:p text:style-name="P3"><text:span text:style-name="T4">Name(50)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33cm" svg:y1="51.5cm" svg:x2="33cm" svg:y2="59cm">
          <text:p/>
        </draw:line>
        <draw:line draw:style-name="gr2" draw:text-style-name="P3" draw:layer="layout" svg:x1="33cm" svg:y1="59cm" svg:x2="38.5cm" svg:y2="59cm">
          <text:p/>
        </draw:line>
        <draw:line draw:style-name="gr2" draw:text-style-name="P3" draw:layer="layout" svg:x1="38.5cm" svg:y1="59cm" svg:x2="38.5cm" svg:y2="51.5cm">
          <text:p/>
        </draw:line>
        <draw:line draw:style-name="gr2" draw:text-style-name="P3" draw:layer="layout" svg:x1="33cm" svg:y1="51.5cm" svg:x2="38.5cm" svg:y2="51.5cm">
          <text:p/>
        </draw:line>
        <draw:circle draw:style-name="gr2" draw:text-style-name="P3" draw:layer="layout" svg:width="0.5cm" svg:height="0.5cm" svg:x="40cm" svg:y="46cm">
          <text:p/>
        </draw:circle>
        <draw:circle draw:style-name="gr2" draw:text-style-name="P3" draw:layer="layout" svg:width="0.5cm" svg:height="0.5cm" svg:x="37.5cm" svg:y="52cm">
          <text:p/>
        </draw:circle>
        <draw:circle draw:style-name="gr2" draw:text-style-name="P3" draw:layer="layout" svg:width="0.5cm" svg:height="0.5cm" svg:x="52.5cm" svg:y="50cm">
          <text:p/>
        </draw:circle>
        <draw:circle draw:style-name="gr2" draw:text-style-name="P3" draw:layer="layout" svg:width="0.5cm" svg:height="0.5cm" svg:x="52.5cm" svg:y="40.5cm">
          <text:p/>
        </draw:circle>
        <draw:circle draw:style-name="gr2" draw:text-style-name="P3" draw:layer="layout" svg:width="0.5cm" svg:height="0.5cm" svg:x="73cm" svg:y="56cm">
          <text:p/>
        </draw:circle>
        <draw:circle draw:style-name="gr2" draw:text-style-name="P3" draw:layer="layout" svg:width="0.5cm" svg:height="0.5cm" svg:x="63cm" svg:y="40.5cm">
          <text:p/>
        </draw:circle>
        <draw:circle draw:style-name="gr2" draw:text-style-name="P3" draw:layer="layout" svg:width="0.5cm" svg:height="0.5cm" svg:x="73cm" svg:y="40.5cm">
          <text:p/>
        </draw:circle>
        <draw:circle draw:style-name="gr2" draw:text-style-name="P3" draw:layer="layout" svg:width="0.5cm" svg:height="0.5cm" svg:x="73cm" svg:y="36.5cm">
          <text:p/>
        </draw:circle>
        <draw:circle draw:style-name="gr2" draw:text-style-name="P3" draw:layer="layout" svg:width="0.5cm" svg:height="0.5cm" svg:x="63cm" svg:y="28.5cm">
          <text:p/>
        </draw:circle>
        <draw:circle draw:style-name="gr2" draw:text-style-name="P3" draw:layer="layout" svg:width="0.5cm" svg:height="0.5cm" svg:x="63cm" svg:y="19.5cm">
          <text:p/>
        </draw:circle>
        <draw:circle draw:style-name="gr2" draw:text-style-name="P3" draw:layer="layout" svg:width="0.5cm" svg:height="0.5cm" svg:x="73cm" svg:y="27cm">
          <text:p/>
        </draw:circle>
        <draw:circle draw:style-name="gr2" draw:text-style-name="P3" draw:layer="layout" svg:width="0.5cm" svg:height="0.5cm" svg:x="40.5cm" svg:y="36.5cm">
          <text:p/>
        </draw:circle>
        <draw:circle draw:style-name="gr2" draw:text-style-name="P3" draw:layer="layout" svg:width="0.5cm" svg:height="0.5cm" svg:x="40cm" svg:y="27cm">
          <text:p/>
        </draw:circle>
        <draw:circle draw:style-name="gr2" draw:text-style-name="P3" draw:layer="layout" svg:width="0.5cm" svg:height="0.5cm" svg:x="40cm" svg:y="18cm">
          <text:p/>
        </draw:circle>
        <draw:circle draw:style-name="gr2" draw:text-style-name="P3" draw:layer="layout" svg:width="0.5cm" svg:height="0.5cm" svg:x="28.5cm" svg:y="18cm">
          <text:p/>
        </draw:circle>
        <draw:frame draw:style-name="gr3" draw:text-style-name="P4" draw:layer="layout" svg:width="5.5cm" svg:height="7.25cm" svg:x="41cm" svg:y="51.75cm">
          <draw:text-box>
            <text:p text:style-name="P3"><text:span text:style-name="T1">Map_in_league</text:span></text:p>
            <text:p text:style-name="P3"><text:span text:style-name="T3">mil_id</text:span></text:p>
            <text:p text:style-name="P3"><text:span text:style-name="T3">l_id</text:span></text:p>
            <text:p text:style-name="P3"><text:span text:style-name="T3">map_id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41cm" svg:y1="51.5cm" svg:x2="41cm" svg:y2="59cm">
          <text:p/>
        </draw:line>
        <draw:line draw:style-name="gr2" draw:text-style-name="P3" draw:layer="layout" svg:x1="41cm" svg:y1="59cm" svg:x2="46.5cm" svg:y2="59cm">
          <text:p/>
        </draw:line>
        <draw:line draw:style-name="gr2" draw:text-style-name="P3" draw:layer="layout" svg:x1="46.5cm" svg:y1="59cm" svg:x2="46.5cm" svg:y2="51.5cm">
          <text:p/>
        </draw:line>
        <draw:line draw:style-name="gr2" draw:text-style-name="P3" draw:layer="layout" svg:x1="41cm" svg:y1="51.5cm" svg:x2="46.5cm" svg:y2="51.5cm">
          <text:p/>
        </draw:line>
        <draw:circle draw:style-name="gr2" draw:text-style-name="P3" draw:layer="layout" svg:width="0.5cm" svg:height="0.5cm" svg:x="45.5cm" svg:y="58cm">
          <text:p/>
        </draw:circle>
        <draw:frame draw:style-name="gr3" draw:text-style-name="P4" draw:layer="layout" svg:width="5.5cm" svg:height="7.371cm" svg:x="58.5cm" svg:y="49.75cm">
          <draw:text-box>
            <text:p text:style-name="P3"><text:span text:style-name="T1">Season</text:span></text:p>
            <text:p text:style-name="P3"><text:span text:style-name="T1"/></text:p>
            <text:p text:style-name="P3"><text:span text:style-name="T4">Se_id</text:span></text:p>
            <text:p text:style-name="P3"><text:span text:style-name="T4">L_id</text:span></text:p>
            <text:p text:style-name="P3"><text:span text:style-name="T4">name(100)</text:span></text:p>
            <text:p text:style-name="P3"><text:span text:style-name="T4">number</text:span></text:p>
            <text:p text:style-name="P3"><text:span text:style-name="T4"/></text:p>
            <text:p text:style-name="P3"><text:span text:style-name="T4"/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58.5cm" svg:y1="49.5cm" svg:x2="58.5cm" svg:y2="57cm">
          <text:p/>
        </draw:line>
        <draw:line draw:style-name="gr2" draw:text-style-name="P3" draw:layer="layout" svg:x1="58.5cm" svg:y1="57cm" svg:x2="64cm" svg:y2="57cm">
          <text:p/>
        </draw:line>
        <draw:line draw:style-name="gr2" draw:text-style-name="P3" draw:layer="layout" svg:x1="64cm" svg:y1="57cm" svg:x2="64cm" svg:y2="49.5cm">
          <text:p/>
        </draw:line>
        <draw:line draw:style-name="gr2" draw:text-style-name="P3" draw:layer="layout" svg:x1="58.5cm" svg:y1="49.5cm" svg:x2="64cm" svg:y2="49.5cm">
          <text:p/>
        </draw:line>
        <draw:circle draw:style-name="gr2" draw:text-style-name="P3" draw:layer="layout" svg:width="0.5cm" svg:height="0.5cm" svg:x="63cm" svg:y="56cm">
          <text:p/>
        </draw:circle>
        <draw:frame draw:style-name="gr3" draw:text-style-name="P4" draw:layer="layout" svg:width="5.5cm" svg:height="7.25cm" svg:x="58.5cm" svg:y="59.129cm">
          <draw:text-box>
            <text:p text:style-name="P3"><text:span text:style-name="T1">Team_signed_in</text:span></text:p>
            <text:p text:style-name="P3"><text:span text:style-name="T1"/></text:p>
            <text:p text:style-name="P3"><text:span text:style-name="T4">Tsi_id</text:span></text:p>
            <text:p text:style-name="P3"><text:span text:style-name="T4">T_id</text:span></text:p>
            <text:p text:style-name="P3"><text:span text:style-name="T4">L_id</text:span></text:p>
            <text:p text:style-name="P3"><text:span text:style-name="T4"/></text:p>
            <text:p text:style-name="P3"><text:span text:style-name="T4"/></text:p>
          </draw:text-box>
        </draw:frame>
        <draw:line draw:style-name="gr2" draw:text-style-name="P3" draw:layer="layout" svg:x1="58.5cm" svg:y1="58.879cm" svg:x2="58.5cm" svg:y2="66.379cm">
          <text:p/>
        </draw:line>
        <draw:line draw:style-name="gr2" draw:text-style-name="P3" draw:layer="layout" svg:x1="58.5cm" svg:y1="66.379cm" svg:x2="64cm" svg:y2="66.379cm">
          <text:p/>
        </draw:line>
        <draw:line draw:style-name="gr2" draw:text-style-name="P3" draw:layer="layout" svg:x1="64cm" svg:y1="66.379cm" svg:x2="64cm" svg:y2="58.879cm">
          <text:p/>
        </draw:line>
        <draw:line draw:style-name="gr2" draw:text-style-name="P3" draw:layer="layout" svg:x1="58.5cm" svg:y1="58.879cm" svg:x2="64cm" svg:y2="58.87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0cm" fo:page-height="8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12T22:16:46</meta:creation-date>
    <dc:date>2009-07-21T16:05:58.29</dc:date>
    <meta:editing-duration>PT62H37M38S</meta:editing-duration>
    <meta:editing-cycles>40</meta:editing-cycles>
    <meta:generator>OpenOffice.org/3.1$Win32 OpenOffice.org_project/310m11$Build-9399</meta:generator>
    <meta:document-statistic meta:object-count="205"/>
    <meta:user-defined meta:name="Info 1"/>
    <meta:user-defined meta:name="Info 2"/>
    <meta:user-defined meta:name="Info 3"/>
    <meta:user-defined meta:name="Info 4"/>
  </office:meta>
</office:document-meta>
</file>